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9.5cm" fo:min-width="16.5cm" fo:wrap-option="wrap"/>
    </style:style>
    <style:style style:name="gr2" style:family="graphic" style:parent-style-name="standard">
      <style:graphic-properties draw:fill-color="#ff4000" draw:textarea-horizontal-align="justify" draw:textarea-vertical-align="middle" draw:auto-grow-height="false" fo:min-height="1.75cm" fo:min-width="15cm"/>
      <style:paragraph-properties style:writing-mode="lr-tb"/>
    </style:style>
    <style:style style:name="gr3" style:family="graphic" style:parent-style-name="standard">
      <style:graphic-properties svg:stroke-color="#cccccc" draw:fill-color="#ffbf00" draw:textarea-horizontal-align="justify" draw:textarea-vertical-align="middle" draw:auto-grow-height="false" fo:min-height="1.249cm" fo:min-width="2.999cm"/>
    </style:style>
    <style:style style:name="gr4" style:family="graphic" style:parent-style-name="standard">
      <style:graphic-properties svg:stroke-color="#cccccc" draw:fill-color="#ffbf00" draw:textarea-horizontal-align="justify" draw:textarea-vertical-align="middle" draw:auto-grow-height="false" fo:min-height="1.249cm" fo:min-width="2.999cm"/>
      <style:paragraph-properties style:writing-mode="lr-tb"/>
    </style:style>
    <style:style style:name="gr5" style:family="graphic" style:parent-style-name="standard">
      <style:graphic-properties svg:stroke-color="#333333" draw:fill-color="#cccccc" draw:textarea-horizontal-align="justify" draw:textarea-vertical-align="middle" draw:auto-grow-height="false" fo:min-height="10.75cm" fo:min-width="1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0.25cm" fo:min-width="16.5cm" fo:wrap-option="wrap"/>
    </style:style>
    <style:style style:name="gr8" style:family="graphic" style:parent-style-name="standard">
      <style:graphic-properties draw:textarea-horizontal-align="justify" draw:textarea-vertical-align="middle" draw:auto-grow-height="false" fo:min-height="2.458cm" fo:min-width="2.958cm"/>
    </style:style>
    <style:style style:name="gr9" style:family="graphic" style:parent-style-name="standard">
      <style:graphic-properties draw:textarea-horizontal-align="justify" draw:textarea-vertical-align="middle" draw:auto-grow-height="false" fo:min-height="2.75cm" fo:min-width="9.25cm"/>
    </style:style>
    <style:style style:name="gr10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11" style:family="graphic" style:parent-style-name="standard">
      <style:graphic-properties svg:stroke-color="#333333" draw:fill-color="#cccccc" draw:textarea-horizontal-align="justify" draw:textarea-vertical-align="middle" draw:auto-grow-height="false" fo:min-height="12.655cm" fo:min-width="15cm"/>
      <style:paragraph-properties style:writing-mode="lr-tb"/>
    </style:style>
    <style:style style:name="gr12" style:family="graphic" style:parent-style-name="standard">
      <style:graphic-properties svg:stroke-color="#cccccc" draw:fill-color="#ffbf00" draw:textarea-horizontal-align="justify" draw:textarea-vertical-align="middle" draw:auto-grow-height="false" fo:min-height="1.249cm" fo:min-width="8.39cm"/>
      <style:paragraph-properties style:writing-mode="lr-tb"/>
    </style:style>
    <style:style style:name="gr13" style:family="graphic" style:parent-style-name="standard">
      <style:graphic-properties svg:stroke-color="#cccccc" draw:fill-color="#ffbf00" draw:textarea-horizontal-align="justify" draw:textarea-vertical-align="middle" draw:auto-grow-height="false" fo:min-height="1.249cm" fo:min-width="1.723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cm" fo:min-width="14.278cm"/>
    </style:style>
    <style:style style:name="gr15" style:family="graphic" style:parent-style-name="standard">
      <style:graphic-properties svg:stroke-color="#333333" draw:fill-color="#fff5ce" draw:textarea-horizontal-align="justify" draw:textarea-vertical-align="middle" draw:auto-grow-height="false" fo:min-height="0.5cm" fo:min-width="0.774cm"/>
    </style:style>
    <style:style style:name="gr16" style:family="graphic" style:parent-style-name="standard">
      <style:graphic-properties svg:stroke-color="#cccccc" draw:fill-color="#ffbf00" draw:textarea-horizontal-align="justify" draw:textarea-vertical-align="middle" draw:auto-grow-height="false" fo:min-height="0.702cm" fo:min-width="8.39cm"/>
    </style:style>
    <style:style style:name="gr17" style:family="graphic" style:parent-style-name="standard">
      <style:graphic-properties svg:stroke-color="#cccccc" draw:fill-color="#ffbf00" draw:textarea-horizontal-align="justify" draw:textarea-vertical-align="middle" draw:auto-grow-height="false" fo:min-height="0.702cm" fo:min-width="1.088cm"/>
    </style:style>
    <style:style style:name="gr18" style:family="graphic" style:parent-style-name="standard">
      <style:graphic-properties svg:stroke-color="#2a6099" draw:fill-color="#00a933" draw:textarea-horizontal-align="justify" draw:textarea-vertical-align="middle" draw:auto-grow-height="false" fo:min-height="1.249cm" fo:min-width="2.999cm"/>
      <style:paragraph-properties style:writing-mode="lr-tb"/>
    </style:style>
    <style:style style:name="gr19" style:family="graphic" style:parent-style-name="standard">
      <style:graphic-properties svg:stroke-color="#cccccc" draw:fill-color="#ffbf00" draw:textarea-horizontal-align="justify" draw:textarea-vertical-align="middle" draw:auto-grow-height="false" fo:min-height="3.154cm" fo:min-width="8.3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1.475cm"/>
      <style:paragraph-properties style:writing-mode="lr-tb"/>
    </style:style>
    <style:style style:name="gr21" style:family="graphic" style:parent-style-name="standard">
      <style:graphic-properties svg:stroke-color="#cccccc" draw:fill-color="#ffbf00" draw:textarea-horizontal-align="justify" draw:textarea-vertical-align="middle" draw:auto-grow-height="false" fo:min-height="8.005cm" fo:min-width="8.39cm"/>
      <style:paragraph-properties style:writing-mode="lr-tb"/>
    </style:style>
    <style:style style:name="gr22" style:family="graphic" style:parent-style-name="standard">
      <style:graphic-properties svg:stroke-color="#cccccc" draw:fill-color="#ffb66c" draw:textarea-horizontal-align="justify" draw:textarea-vertical-align="middle" draw:auto-grow-height="false" fo:min-height="0.931cm" fo:min-width="4.898cm"/>
      <style:paragraph-properties style:writing-mode="lr-tb"/>
    </style:style>
    <style:style style:name="gr23" style:family="graphic" style:parent-style-name="standard">
      <style:graphic-properties svg:stroke-color="#cccccc" draw:fill-color="#ffffff" draw:textarea-horizontal-align="justify" draw:textarea-vertical-align="middle" draw:auto-grow-height="false" fo:min-height="1.249cm" fo:min-width="2.999cm"/>
      <style:paragraph-properties style:writing-mode="lr-tb"/>
    </style:style>
    <style:style style:name="gr24" style:family="graphic" style:parent-style-name="standard">
      <style:graphic-properties svg:stroke-color="#cccccc" draw:fill-color="#ffffff" draw:textarea-horizontal-align="justify" draw:textarea-vertical-align="middle" draw:auto-grow-height="false" fo:min-height="1.884cm" fo:min-width="6.803cm"/>
      <style:paragraph-properties style:writing-mode="lr-tb"/>
    </style:style>
    <style:style style:name="gr25" style:family="graphic" style:parent-style-name="standard">
      <style:graphic-properties svg:stroke-color="#2a6099" draw:fill-color="#00a933" draw:textarea-horizontal-align="justify" draw:textarea-vertical-align="middle" draw:auto-grow-height="false" fo:min-height="0.614cm" fo:min-width="1.72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4000"/>
      <style:paragraph-properties fo:text-align="center" style:writing-mode="lr-tb"/>
    </style:style>
    <style:style style:name="P4" style:family="paragraph">
      <loext:graphic-properties draw:fill-color="#ffbf00"/>
      <style:paragraph-properties fo:text-align="center"/>
    </style:style>
    <style:style style:name="P5" style:family="paragraph">
      <loext:graphic-properties draw:fill-color="#ffbf00"/>
      <style:paragraph-properties fo:text-align="center" style:writing-mode="lr-tb"/>
    </style:style>
    <style:style style:name="P6" style:family="paragraph">
      <loext:graphic-properties draw:fill-color="#cccccc"/>
      <style:paragraph-properties fo:text-align="center" style:writing-mode="lr-tb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5ce"/>
      <style:paragraph-properties fo:text-align="center"/>
    </style:style>
    <style:style style:name="P9" style:family="paragraph">
      <loext:graphic-properties draw:fill-color="#00a933"/>
      <style:paragraph-properties fo:text-align="center" style:writing-mode="lr-tb"/>
    </style:style>
    <style:style style:name="P10" style:family="paragraph">
      <loext:graphic-properties draw:fill-color="#ffb66c"/>
      <style:paragraph-properties fo:text-align="center" style:writing-mode="lr-tb"/>
    </style:style>
    <style:style style:name="P11" style:family="paragraph">
      <loext:graphic-properties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cm" svg:height="19.75cm" svg:x="2.25cm" svg:y="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5.5cm" svg:height="2cm" svg:x="3cm" svg:y="4.75cm">
          <text:p text:style-name="P2">Header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499cm" svg:height="1.499cm" svg:x="3.001cm" svg:y="7.25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499cm" svg:height="1.499cm" svg:x="7cm" svg:y="7.251cm">
          <text:p text:style-name="P2">tab_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499cm" svg:height="1.499cm" svg:x="3.001cm" svg:y="7.251cm">
          <text:p text:style-name="P2">tab_1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499cm" svg:height="1.499cm" svg:x="11.25cm" svg:y="7.25cm">
          <text:p text:style-name="P2">tab_3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5.5cm" svg:height="11cm" svg:x="3cm" svg:y="9cm">
          <text:p text:style-name="P2">tab_x conten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5.5cm" svg:height="2cm" svg:x="3cm" svg:y="21cm">
          <text:p text:style-name="P2">Footer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5.398cm" svg:height="1.27cm" svg:x="8.302cm" svg:y="2.27cm">
          <draw:text-box>
            <text:p>Main template</text:p>
          </draw:text-box>
        </draw:frame>
      </draw:page>
      <draw:page draw:name="page2" draw:style-name="dp1" draw:master-page-name="Default">
        <draw:custom-shape draw:style-name="gr7" draw:text-style-name="P1" draw:layer="layout" svg:width="17cm" svg:height="20.5cm" svg:x="2.25cm" svg:y="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5.5cm" svg:height="2cm" svg:x="3cm" svg:y="4.75cm">
          <text:p text:style-name="P2">Header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499cm" svg:height="1.499cm" svg:x="3.001cm" svg:y="7.25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499cm" svg:height="1.499cm" svg:x="7cm" svg:y="7.251cm">
          <text:p text:style-name="P2">shop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499cm" svg:height="1.499cm" svg:x="3.001cm" svg:y="7.251cm">
          <text:p text:style-name="P2">About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499cm" svg:height="1.499cm" svg:x="11.25cm" svg:y="7.25cm">
          <text:p text:style-name="P2">contact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5.5cm" svg:height="11cm" svg:x="3cm" svg:y="9cm">
          <text:p text:style-name="P2">tab_x abaut 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5.5cm" svg:height="2cm" svg:x="3cm" svg:y="21cm">
          <text:p text:style-name="P2">Footer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75cm" svg:height="3cm" svg:x="3.5cm" svg:y="9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3.75cm" svg:height="3cm" svg:x="3.5cm" svg:y="13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3.75cm" svg:height="3cm" svg:x="3.5cm" svg:y="16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9.75cm" svg:height="3cm" svg:x="8.25cm" svg:y="9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9.75cm" svg:height="3cm" svg:x="8.25cm" svg:y="13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9.75cm" svg:height="3cm" svg:x="8.25cm" svg:y="16.75cm">
          <text:p/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2.857cm" svg:height="0.988cm" svg:x="9.255cm" svg:y="2.27cm">
          <draw:text-box>
            <text:p>Home</text:p>
          </draw:text-box>
        </draw:frame>
      </draw:page>
      <draw:page draw:name="page3" draw:style-name="dp1" draw:master-page-name="Default">
        <draw:custom-shape draw:style-name="gr7" draw:text-style-name="P1" draw:layer="layout" svg:width="17cm" svg:height="20.5cm" svg:x="2.097cm" svg:y="4.3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5.5cm" svg:height="2cm" svg:x="3cm" svg:y="4.75cm">
          <text:p text:style-name="P2">Header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499cm" svg:height="1.499cm" svg:x="7cm" svg:y="7.151cm">
          <text:p text:style-name="P2">shop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499cm" svg:height="1.499cm" svg:x="3.116cm" svg:y="7.121cm">
          <text:p text:style-name="P2">About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499cm" svg:height="1.499cm" svg:x="10.95cm" svg:y="7.15cm">
          <text:p text:style-name="P2">contact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15.5cm" svg:height="12.905cm" svg:x="2.962cm" svg:y="9.05cm">
          <text:p text:style-name="P2">tab_x abau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5.5cm" svg:height="2cm" svg:x="2.905cm" svg:y="22.272cm">
          <text:p text:style-name="P2">Footer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8.89cm" svg:height="1.499cm" svg:x="5.762cm" svg:y="9.343cm">
          <text:p text:style-name="P2">Products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499cm" svg:height="1.499cm" svg:x="14.646cm" svg:y="9.343cm">
          <text:p text:style-name="P2">units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2.223cm" svg:height="1.499cm" svg:x="3.222cm" svg:y="9.343cm">
          <text:p text:style-name="P2">Nº</text:p>
          <draw:enhanced-geometry svg:viewBox="0 0 21600 21600" draw:type="rectangle" draw:enhanced-path="M 0 0 L 21600 0 21600 21600 0 21600 0 0 Z N"/>
        </draw:custom-shape>
        <draw:g>
          <draw:g>
            <draw:custom-shape draw:style-name="gr14" draw:text-style-name="P1" draw:layer="layout" svg:width="14.778cm" svg:height="1.25cm" svg:x="3.222cm" svg:y="11.1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8" draw:layer="layout" svg:width="1.274cm" svg:height="0.75cm" svg:x="16.471cm" svg:y="11.43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6" draw:text-style-name="P4" draw:layer="layout" svg:width="8.89cm" svg:height="0.952cm" svg:x="5.762cm" svg:y="11.34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4" draw:layer="layout" svg:width="1.588cm" svg:height="0.952cm" svg:x="3.54cm" svg:y="11.34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4" draw:text-style-name="P1" draw:layer="layout" svg:width="14.778cm" svg:height="1.25cm" svg:x="3.222cm" svg:y="13.06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8" draw:layer="layout" svg:width="1.274cm" svg:height="0.75cm" svg:x="16.471cm" svg:y="13.31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6" draw:text-style-name="P4" draw:layer="layout" svg:width="8.89cm" svg:height="0.952cm" svg:x="5.762cm" svg:y="13.225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4" draw:layer="layout" svg:width="1.588cm" svg:height="0.952cm" svg:x="3.54cm" svg:y="13.225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4" draw:text-style-name="P1" draw:layer="layout" svg:width="14.778cm" svg:height="1.25cm" svg:x="3.222cm" svg:y="15.287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8" draw:layer="layout" svg:width="1.274cm" svg:height="0.75cm" svg:x="16.471cm" svg:y="15.537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6" draw:text-style-name="P4" draw:layer="layout" svg:width="8.89cm" svg:height="0.952cm" svg:x="5.762cm" svg:y="15.447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4" draw:layer="layout" svg:width="1.588cm" svg:height="0.952cm" svg:x="3.54cm" svg:y="15.447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4" draw:text-style-name="P1" draw:layer="layout" svg:width="14.778cm" svg:height="1.25cm" svg:x="3.222cm" svg:y="16.89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8" draw:layer="layout" svg:width="1.274cm" svg:height="0.75cm" svg:x="16.471cm" svg:y="17.14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6" draw:text-style-name="P4" draw:layer="layout" svg:width="8.89cm" svg:height="0.952cm" svg:x="5.762cm" svg:y="17.055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4" draw:layer="layout" svg:width="1.588cm" svg:height="0.952cm" svg:x="3.54cm" svg:y="17.055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4" draw:text-style-name="P1" draw:layer="layout" svg:width="14.778cm" svg:height="1.25cm" svg:x="3.222cm" svg:y="18.46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8" draw:layer="layout" svg:width="1.274cm" svg:height="0.75cm" svg:x="16.471cm" svg:y="18.712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6" draw:text-style-name="P4" draw:layer="layout" svg:width="8.89cm" svg:height="0.952cm" svg:x="5.762cm" svg:y="18.622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4" draw:layer="layout" svg:width="1.588cm" svg:height="0.952cm" svg:x="3.54cm" svg:y="18.622cm">
            <text:p/>
            <draw:enhanced-geometry svg:viewBox="0 0 21600 21600" draw:type="rectangle" draw:enhanced-path="M 0 0 L 21600 0 21600 21600 0 21600 0 0 Z N"/>
          </draw:custom-shape>
        </draw:g>
        <draw:custom-shape draw:style-name="gr18" draw:text-style-name="P9" draw:layer="layout" svg:width="3.499cm" svg:height="1.499cm" svg:x="14.652cm" svg:y="20.138cm">
          <text:p text:style-name="P2">Buy</text:p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2.857cm" svg:height="0.988cm" svg:x="9.256cm" svg:y="2.27cm">
          <draw:text-box>
            <text:p>Shop</text:p>
          </draw:text-box>
        </draw:frame>
      </draw:page>
      <draw:page draw:name="page4" draw:style-name="dp1" draw:master-page-name="Default">
        <draw:custom-shape draw:style-name="gr7" draw:text-style-name="P1" draw:layer="layout" svg:width="17cm" svg:height="20.5cm" svg:x="2.097cm" svg:y="4.3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5.5cm" svg:height="2cm" svg:x="3cm" svg:y="4.751cm">
          <text:p text:style-name="P2">Header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499cm" svg:height="1.499cm" svg:x="7cm" svg:y="7.152cm">
          <text:p text:style-name="P2">shop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499cm" svg:height="1.499cm" svg:x="3.116cm" svg:y="7.122cm">
          <text:p text:style-name="P2">About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499cm" svg:height="1.499cm" svg:x="10.95cm" svg:y="7.151cm">
          <text:p text:style-name="P2">contact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15.5cm" svg:height="12.905cm" svg:x="2.905cm" svg:y="8.732cm">
          <text:p text:style-name="P2">tab_x contac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5.5cm" svg:height="2cm" svg:x="2.905cm" svg:y="22.273cm">
          <text:p text:style-name="P2">Footer</text:p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8.89cm" svg:height="3.404cm" svg:x="5.762cm" svg:y="9.255cm">
          <text:p text:style-name="P2">Info</text:p>
          <draw:enhanced-geometry svg:viewBox="0 0 21600 21600" draw:type="rectangle" draw:enhanced-path="M 0 0 L 21600 0 21600 21600 0 21600 0 0 Z N"/>
        </draw:custom-shape>
        <draw:frame draw:style-name="gr20" draw:text-style-name="P7" draw:layer="layout" svg:width="4.761cm" svg:height="1.725cm" svg:x="9.256cm" svg:y="2.271cm">
          <draw:text-box>
            <text:p>Contact</text:p>
          </draw:text-box>
        </draw:frame>
        <draw:custom-shape draw:style-name="gr21" draw:text-style-name="P5" draw:layer="layout" svg:width="8.89cm" svg:height="8.255cm" svg:x="5.762cm" svg:y="13.065cm">
          <text:p text:style-name="P2"/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5.398cm" svg:height="1.181cm" svg:x="7.35cm" svg:y="13.382cm">
          <text:p text:style-name="P2">Contac</text:p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3.499cm" svg:height="1.499cm" svg:x="6.397cm" svg:y="14.652cm">
          <text:p text:style-name="P2">name</text:p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3.499cm" svg:height="1.499cm" svg:x="10.201cm" svg:y="14.652cm">
          <text:p text:style-name="P2">second</text:p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3.499cm" svg:height="1.499cm" svg:x="6.397cm" svg:y="16.328cm">
          <text:p text:style-name="P2">email</text:p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3.499cm" svg:height="1.499cm" svg:x="10.201cm" svg:y="16.328cm">
          <text:p text:style-name="P2">phone</text:p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7.303cm" svg:height="2.134cm" svg:x="6.397cm" svg:y="18.145cm">
          <text:p text:style-name="P2">area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2.229cm" svg:height="0.864cm" svg:x="11.477cm" svg:y="20.367cm">
          <text:p text:style-name="P2">Send</text:p>
          <draw:enhanced-geometry svg:viewBox="0 0 21600 21600" draw:type="rectangle" draw:enhanced-path="M 0 0 L 21600 0 21600 21600 0 21600 0 0 Z N"/>
        </draw:custom-shape>
        <officeooo:annotation svg:x="0cm" svg:y="0cm">
          <dc:date>2024-06-28T14:21:19</dc:date>
          <text:p/>
        </officeooo:annotation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DejaVu Serif" fo:font-size="24pt" fo:language="es" fo:country="A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7T19:43:27.717260572</meta:creation-date>
    <dc:date>2024-06-28T14:25:51.464659796</dc:date>
    <meta:editing-duration>PT6H27M57S</meta:editing-duration>
    <meta:editing-cycles>4</meta:editing-cycles>
    <meta:generator>LibreOffice/7.4.7.2$Linux_X86_64 LibreOffice_project/40$Build-2</meta:generator>
    <meta:document-statistic meta:object-count="83"/>
  </office:meta>
</office:document-meta>
</file>